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office:automatic-styles>
  <office:body>
    <office:text text:use-soft-page-breaks="true">
      <text:p text:style-name="P1">Introduction</text:p>
      <text:p text:style-name="Standard"/>
      <text:p text:style-name="Standard">Libmymath is a c++ maths library that implements the GLSL syntax and specification. Libmymath is designed to deliver the same naming conventions, functionality that the<text:s/>maths part of GLSL does. This enables a graphics programmer to write code in using the same syntax in c++.</text:p>
      <text:p text:style-name="Standard"/>
      <text:p text:style-name="Standard">In addition, libmymath implements additional functionality that aims to replace the GLU functionality, so that libmymath can be used for camera management and animations.</text:p>
      <text:p text:style-name="Standard"/>
      <text:p text:style-name="Standard">This library is designed to work perfectly with OpenGL, but it may be useful in other usage scenarios, such as raytracing, image processing, physics simulations.</text:p>
      <text:p text:style-name="Standard"/>
      <text:p text:style-name="Standard">Libmymath depends on the following c++ std libraries:</text:p>
      <text:p text:style-name="Standard">iostream</text:p>
      <text:p text:style-name="Standard">cmath</text:p>
      <text:p text:style-name="Standard">algorithm</text:p>
      <text:p text:style-name="Standard">assert</text:p>
      <text:p text:style-name="Standard"/>
      <text:p text:style-name="Heading">Getting started</text:p>
      <text:p text:style-name="Textbody"/>
      <text:p text:style-name="Textbody">Libmymath is a header only library now, which means that you don’t have to link against it.</text:p>
      <text:p text:style-name="Textbody"/>
      <text:p text:style-name="Textbody">To start using it you only<text:s/>need to include the main header file:</text:p>
      <text:p text:style-name="Textbody">#include “mymath/mymath.h”</text:p>
      <text:p text:style-name="Textbody"/>
      <text:p text:style-name="Textbody">Libmymath is really heavy on the compiler, therefore it is advised to precompile it.</text:p>
      <text:p text:style-name="Textbody"/>
      <text:p text:style-name="Textbody"/>
      <text:p text:style-name="Textbody"/>
      <text:p text:style-name="Textbody"/>
      <text:p text:style-name="Textbody"/>
      <text:p text:style-name="Textbody"/>
      <text:p text:style-name="Textbody"/>
      <text:p text:style-name="Textbody"/>
      <text:p text:style-name="Textbody">Usage sample:</text:p>
      <text:p text:style-name="Textbody">#include “mymath/mymath.h”</text:p>
      <text:p text:style-name="Textbody"/>
      <text:p text:style-name="Textbody">using namespace mymath;</text:p>
      <text:p text:style-name="Textbody"/>
      <text:p text:style-name="Textbody">int main(int argc, char* args[])</text:p>
      <text:p text:style-name="Textbody">{</text:p>
      <text:p text:style-name="Textbody"><text:tab/>vec4 a, b;</text:p>
      <text:p text:style-name="Textbody"><text:tab/>a = vec4(1, 2, 3, 4);</text:p>
      <text:p text:style-name="Textbody"><text:tab/>b = vec4(4, 3, 2, 1);</text:p>
      <text:p text:style-name="Textbody"/>
      <text:p text:style-name="Textbody"><text:tab/>std::cout &lt;&lt; a + b; // 5, 5, 5, 5</text:p>
      <text:p text:style-name="Textbody">}</text:p>
      <text:p text:style-name="Textbody"/>
      <text:p text:style-name="Textbody">You can easily interoperate with OpenGL. Here’s how:</text:p>
      <text:p text:style-name="Textbody"/>
      <text:p text:style-name="Textbody">Sample code:</text:p>
      <text:p text:style-name="Textbody">void pass_vec4(const mm::vec4&amp;<text:s/>vec, const GLuint&amp; id)</text:p>
      <text:p text:style-name="Textbody">{</text:p>
      <text:p text:style-name="Textbody"><text:tab/>//pass a 4 component vector to a uniform</text:p>
      <text:p text:style-name="Textbody"><text:tab/>glUniform4fv(id, 1, &amp;vec[0]); //pass 1 vec4 to the uniform at id “id”</text:p>
      <text:p text:style-name="Textbody">}</text:p>
      <text:p text:style-name="Textbody"/>
      <text:p text:style-name="Textbody">void pass_mat4(const mm::mat4&amp; mat, const GLuint&amp; id)</text:p>
      <text:p text:style-name="Textbody">{</text:p>
      <text:p text:style-name="Textbody"><text:tab/>//pass a 4x4 matrix to a uniform</text:p>
      <text:p text:style-name="Textbody"><text:tab/>glUniformMatrix4fv(id,<text:s/>1, false, &amp;data[0][0]); //pass 1 mat4 to the uniform at id “id”, untransposed</text:p>
      <text:p text:style-name="Textbody">}</text:p>
      <text:p text:style-name="Textbody"/>
      <text:p text:style-name="Heading">Swizzling</text:p>
      <text:p text:style-name="Textbody"/>
      <text:p text:style-name="Textbody">GLSL has a so called “swizzling” functionality. This proved to be really difficult to implement in c++. In fact this was one of the main reasons libmymath has changed so much from 1.4.2 to 2.0.0. The libmymath implementation of swizzling does not use macros, therefore it does not generate name conflicts. Neither does it use function calls, and it does not require additional bytes to perform this, therefore a 4 component vector has the expected size.</text:p>
      <text:p text:style-name="Textbody"/>
      <text:p text:style-name="Textbody"/>
      <text:soft-page-break/>
      <text:p text:style-name="Textbody">Examples:</text:p>
      <text:p text:style-name="Textbody">vec4 a; //assuming a float is a 32 bit float, this will take 4 * 4 = 16 bytes of memory</text:p>
      <text:p text:style-name="Textbody"/>
      <text:p text:style-name="Textbody">Sample code:</text:p>
      <text:p text:style-name="Textbody">vec4 a, b;</text:p>
      <text:p text:style-name="Textbody">vec2 c;</text:p>
      <text:p text:style-name="Textbody">a = b.xyzw;</text:p>
      <text:p text:style-name="Textbody">a.wzyx = b.xyxy;</text:p>
      <text:p text:style-name="Textbody">a.yzx = b.www;</text:p>
      <text:p text:style-name="Textbody">a = c.xyxy;</text:p>
      <text:p text:style-name="Textbody">a = c.xxyy;</text:p>
      <text:p text:style-name="Textbody">c.yx = a.zw;</text:p>
      <text:p text:style-name="Heading">Camera management</text:p>
      <text:p text:style-name="Textbody"/>
      <text:p text:style-name="Textbody">Libmymath has a class designed to handle camera simulations.<text:s/></text:p>
      <text:p text:style-name="Textbody">A frame object has two functions that can be useful to the user:</text:p>
      <text:p text:style-name="Textbody">-set_orthographic, set_perspective</text:p>
      <text:p text:style-name="Textbody">These functions generate a matrix that defines either a<text:s/>perspective or an orthographic projection. These functions calculate and store the vertices of the viewing frustum as well.<text:s/>Next you can move the camera with either of the move functions or rotate the camera with the rotate functions. When you are done, you can get the camera’s matrix to pass it to a matrix<text:s/>stack that you can use to move, rotate and scale objects in the scene.<text:s/></text:p>
      <text:p text:style-name="Textbody"/>
      <text:p text:style-name="Textbody">SSE2 optimizations</text:p>
      <text:p text:style-name="Textbody">I implemented an SSE2 optimized version of the vec2 vec3 vec4 classes (so floats only for now).<text:line-break/>You may enable it by uncommenting the following line in the mm_common.h file:<text:line-break/>//#define MYMATH_USE_SSE2<text:line-break/><text:line-break/>Also note that when using this double types can't be used. (so no dvec2 dvec3 dvec4 etc.)</text:p>
      <text:p text:style-name="Textbody"/>
      <text:p text:style-name="Textbody">I achieved speedups up to 6-7x when the code is<text:s/>well-vectorized (so the sse2 optimizations can do their work). Non-vectorized code will be just as slow with sse2 as without.</text:p>
      <text:p text:style-name="Textbody"/>
      <text:p text:style-name="Textbody">Note that in SSE2 optimized mode vec2 vec3 and vec4 all take up 16 bytes, as opposed to normal mode: vec2 (8 bytes), vec3 (12 bytes), vec4 (16 bytes)</text:p>
      <text:soft-page-break/>
      <text:p text:style-name="Heading">Known issues</text:p>
      <text:p text:style-name="Textbody">-</text:p>
      <text:p text:style-name="Textbody"/>
      <text:p text:style-name="Heading">FAQ</text:p>
      <text:p text:style-name="Textbody">-</text:p>
      <text:p text:style-name="Textbody"/>
      <text:p text:style-name="Heading">Contact</text:p>
      <text:p text:style-name="Textbody">0.tamas.marton [at] gmail [dot] c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Címsor1" style:display-name="Címsor 1" style:family="paragraph" style:parent-style-name="Heading" style:next-style-name="Textbody" style:default-outline-level="1">
      <style:text-properties fo:font-weight="bold" style:font-weight-asian="bold" style:font-weight-complex="bold"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ton Tamas</dc:creator>
    <meta:creation-date>2012-07-02T16:35:00Z</meta:creation-date>
    <dc:date>2014-12-20T23:20:00Z</dc:date>
    <meta:template xlink:href="Normal.dotm" xlink:type="simple"/>
    <meta:editing-cycles>39</meta:editing-cycles>
    <meta:editing-duration>PT5100S</meta:editing-duration>
    <meta:document-statistic meta:page-count="4" meta:paragraph-count="7" meta:word-count="543" meta:character-count="3636" meta:row-count="25" meta:non-whitespace-character-count="3100"/>
  </office:meta>
</office:document-meta>
</file>